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afb14" officeooo:paragraph-rsid="001afb14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 WebView is a view component which displays the web pages in the application.</text:p>
      <text:p text:style-name="P1">=&gt; It uses WebKit engine to show the web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8:00:46.210407797</meta:creation-date>
    <meta:generator>LibreOffice/6.2.7.1$Linux_X86_64 LibreOffice_project/20$Build-1</meta:generator>
    <dc:date>2019-10-06T18:13:56.298247891</dc:date>
    <meta:editing-duration>PT13M13S</meta:editing-duration>
    <meta:editing-cycles>1</meta:editing-cycles>
    <meta:document-statistic meta:table-count="0" meta:image-count="0" meta:object-count="0" meta:page-count="1" meta:paragraph-count="2" meta:word-count="24" meta:character-count="129" meta:non-whitespace-character-count="107"/>
  </office:meta>
</office:document-meta>
</file>